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28in" style:rel-column-width="1444*"/>
    </style:style>
    <style:style style:name="Table1.B" style:family="table-column">
      <style:table-column-properties style:column-width="0.7549in" style:rel-column-width="1087*"/>
    </style:style>
    <style:style style:name="Table1.C" style:family="table-column">
      <style:table-column-properties style:column-width="5.1674in" style:rel-column-width="7441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Frame_20_contents">
      <style:paragraph-properties fo:text-align="center" style:justify-single-word="false"/>
      <style:text-properties style:font-name="Arial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2pt" style:font-size-asian="10.5pt" style:font-size-complex="12pt"/>
    </style:style>
    <style:style style:name="T1" style:family="text">
      <style:text-properties style:font-name="Arial" fo:font-size="10.5pt" style:font-size-asian="10.5pt" style:font-size-complex="10.5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fo:font-size="8pt" fo:font-weight="bold" style:font-size-asian="7pt" style:font-weight-asian="bold" style:font-size-complex="8pt" style:font-weight-complex="bold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transparent" style:background-transparency="100%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6.2402in" svg:y="0.2in" svg:width="1.9701in" draw:z-index="0">
        <draw:text-box fo:min-height="1.7075in">
          <text:p text:style-name="P12">Nomor Tiket</text:p>
          <text:p text:style-name="P12"><text:span text:style-name="T2">{nomor_tiket}<text:line-break/></text:span><text:span text:style-name="T4"><text:line-break/></text:span>Diterima</text:p>
          <text:p text:style-name="P13">{tanggal_diterima}</text:p>
          <text:p text:style-name="P12"><text:span text:style-name="T3"><text:line-break/></text:span>Dikembalikan</text:p>
          <text:p text:style-name="P13">{tanggal_dikembalikan}</text:p>
        </draw:text-box>
      </draw:frame>
      <text:p text:style-name="P6">PUSAT LAYANAN DIREKTORAT JENDERAL ANGGARAN</text:p>
      <text:p text:style-name="P5">Telp<text:tab/>: 021-34832516</text:p>
      <text:p text:style-name="P5">Fax<text:tab/>: 021-34832515</text:p>
      <text:p text:style-name="P5">Call Center DJA<text:tab/>: 021-34832511</text:p>
      <text:p text:style-name="P3"><text:span text:style-name="T1">email<text:tab/>: </text:span><text:span text:style-name="T1">pusatlayanan@anggaran.depkeu.go.id</text:span></text:p>
      <text:p text:style-name="P3"><text:span text:style-name="T1"><text:tab/> <text:s/></text:span><text:span text:style-name="T1">pusatlayanan.dja@gmail.com</text:span></text:p>
      <text:p text:style-name="P4"/>
      <text:p text:style-name="P4"/>
      <text:p text:style-name="P4"/>
      <text:p text:style-name="P11">TANDA TERIMA</text:p>
      <text:p text:style-name="P9">PENGEMBALIAN BERKAS REVISI ANGGARAN</text:p>
      <text:p text:style-name="P9"/>
      <text:p text:style-name="P7">Nomor Surat Usulan<text:tab/>: {nomor_surat_usulan}</text:p>
      <text:p text:style-name="P7">Tanggal Surat Usulan<text:tab/>: {tanggal_surat_usulan}</text:p>
      <text:p text:style-name="P7"/>
      <text:p text:style-name="P10">Informasi Unit Pengusul</text:p>
      <text:p text:style-name="P7">Nama K/L<text:tab/>: {nama_kl}</text:p>
      <text:p text:style-name="P7">Eselon I<text:tab/>: {nama_unit}</text:p>
      <text:p text:style-name="P7">Nama Petugas<text:tab/>: {nama_petugas}</text:p>
      <text:p text:style-name="P7">NIP<text:tab/>: {nip}</text:p>
      <text:p text:style-name="P7">Jabatan<text:tab/>: {jabatan}</text:p>
      <text:p text:style-name="P7">No. HP<text:tab/>: {no_hp}</text:p>
      <text:p text:style-name="P7">Telp. Kantor<text:tab/>: {tlp_kantor}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email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7">{email}</text:p>
          </table:table-cell>
        </table:table-row>
      </table:table>
      <text:p text:style-name="P7"/>
      <text:p text:style-name="P10">Catatan pengembalian dokumen</text:p>
      <text:p text:style-name="P7">{catatan_pengembalian_dokumen}</text:p>
      <text:p text:style-name="P7"/>
      <text:p text:style-name="P7"/>
      <text:p text:style-name="P8"><text:tab/><text:tab/>Jakarta, {tanggal_sekarang}</text:p>
      <text:p text:style-name="P8"><text:tab/><text:tab/>Penyelia</text:p>
      <text:p text:style-name="P8"/>
      <text:p text:style-name="P8"/>
      <text:p text:style-name="P8"><text:tab/><text:tab/>…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eterangan:</text:p>
        <text:p text:style-name="MP2">Informasi selengkapnya tentang pengembalian berkas </text:p>
        <text:p text:style-name="MP2">dokumen revisi anggaran ini dapat menghubungi Call Center DJA </text:p>
        <text:p text:style-name="MP2">dengan menyebutkan nomor tik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8:47:20.99</meta:creation-date>
    <meta:editing-duration>PT1H4M30S</meta:editing-duration>
    <meta:editing-cycles>21</meta:editing-cycles>
    <meta:generator>LibreOffice/3.4$Win32 LibreOffice_project/340m1$Build-402</meta:generator>
    <dc:date>2012-02-01T15:06:29.74</dc:date>
    <meta:document-statistic meta:table-count="1" meta:image-count="0" meta:object-count="0" meta:page-count="1" meta:paragraph-count="35" meta:word-count="102" meta:character-count="875" meta:non-whitespace-character-count="795"/>
  </office:meta>
</office:document-meta>
</file>